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9fa" officeooo:paragraph-rsid="0003d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Osborne</text:p>
      <text:p text:style-name="P1">12110243<text:tab/><text:tab/><text:tab/>Week 11 Report</text:p>
      <text:p text:style-name="P1"/>
      <text:p text:style-name="P1">This week I have been finishing off the addition and refactoring of blocks and the toolbox to give the user a better understanding of what each block does and make the toolbox a better experience for the user.</text:p>
      <text:p text:style-name="P1">Alongside these changes, I have had to keep updating the Qunit tests up to date.</text:p>
      <text:p text:style-name="P1">Finally, I have been working with David and Aidan to fix any code generation issues that are occur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9:23:50.639774693</meta:creation-date>
    <dc:date>2015-10-11T19:32:45.422590667</dc:date>
    <meta:editing-duration>PT8M56S</meta:editing-duration>
    <meta:editing-cycles>1</meta:editing-cycles>
    <meta:document-statistic meta:table-count="0" meta:image-count="0" meta:object-count="0" meta:page-count="1" meta:paragraph-count="5" meta:word-count="77" meta:character-count="432" meta:non-whitespace-character-count="358"/>
    <meta:generator>LibreOffice/4.4.2.2$Linux_X86_64 LibreOffice_project/40m0$Build-2</meta:generator>
  </office:meta>
</office:document-meta>
</file>